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50000038B11EEAA7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ffffff" draw:shadow="hidden" loext:decorative="false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5" style:family="graphic" style:parent-style-name="standard">
      <style:graphic-properties draw:stroke="none" draw:fill="none" draw:textarea-vertical-align="middle" fo:min-height="1.255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.353cm" fo:line-height="115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.353cm" fo:line-height="115%" fo:text-align="start" fo:text-indent="0cm"/>
    </style:style>
    <style:style style:name="P5" style:family="paragraph">
      <style:paragraph-properties fo:text-align="center"/>
    </style:style>
    <style:style style:name="T1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 draw:style-name="gr1">
          <draw:g draw:style-name="gr2">
            <draw:polygon draw:style-name="gr3" draw:text-style-name="P1" draw:layer="layout" svg:width="8.178cm" svg:height="0.769cm" svg:x="10.795cm" svg:y="0.7cm" svg:viewBox="0 0 8179 770" draw:points="0,770 8179,770 8179,0 0,0">
              <text:p/>
            </draw:polygon>
            <draw:polygon draw:style-name="gr4" draw:text-style-name="P2" draw:layer="layout" svg:width="8.178cm" svg:height="0.769cm" svg:x="10.795cm" svg:y="0.7cm" svg:viewBox="0 0 8179 770" draw:points="0,770 8179,770 8179,0 0,0">
              <text:p/>
            </draw:polygon>
          </draw:g>
          <draw:frame draw:style-name="gr5" draw:text-style-name="P4" draw:layer="layout" svg:width="8.178cm" svg:height="1.537cm" svg:x="10.795cm" svg:y="0.317cm">
            <draw:text-box>
              <text:p text:style-name="P3"><text:span text:style-name="T1">Информационная модель системы </text:span></text:p>
            </draw:text-box>
          </draw:frame>
        </draw:g>
        <draw:frame draw:style-name="gr6" draw:text-style-name="P5" draw:layer="layout" svg:width="20.119cm" svg:height="17.199cm" svg:x="5.08cm" svg:y="2.168cm">
          <draw:image xlink:href="Pictures/10000000000004250000038B11EEAA7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8T23:16:12.201881207</dc:date>
    <dc:language>ru-RU</dc:language>
    <meta:creation-date>2023-05-10T20:12:23Z</meta:creation-date>
    <meta:initial-creator>Надежда Кабак</meta:initial-creator>
    <meta:generator>LibreOffice/25.2.3.2$Linux_X86_64 LibreOffice_project/bbb074479178df812d175f709636b368952c2ce3</meta:generator>
    <meta:editing-duration>PT8M6S</meta:editing-duration>
    <meta:editing-cycles>4</meta:editing-cycles>
    <meta:document-statistic meta:object-count="6"/>
    <meta:user-defined meta:name="company">SPecialiST RePack</meta:user-defined>
  </office:meta>
</office:document-meta>
</file>